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161in"/>
    </style:style>
    <style:style style:name="co2" style:family="table-column">
      <style:table-column-properties fo:break-before="auto" style:column-width="0.347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88.6693">
            <text:p>88.6693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96.7785">
            <text:p>96.7785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96.5327">
            <text:p>96.5327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6.6623">
            <text:p>96.6623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8.6435">
            <text:p>98.6435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6.4227">
            <text:p>96.4227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94.0029">
            <text:p>94.0029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5.0083">
            <text:p>95.008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5.1972">
            <text:p>95.1972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95.6914">
            <text:p>95.6914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96.7307">
            <text:p>96.7307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95.6176">
            <text:p>95.6176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97.01">
            <text:p>97.0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7.6383">
            <text:p>97.6383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96.1693">
            <text:p>96.1693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96.2699">
            <text:p>96.2699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95.5214">
            <text:p>95.521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8134">
            <text:p>97.8134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5.7536">
            <text:p>95.7536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96.3">
            <text:p>96.3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95.6982">
            <text:p>95.6982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96.23">
            <text:p>96.23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0804">
            <text:p>96.0804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95.8333">
            <text:p>95.83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5.7572">
            <text:p>95.7572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96.1032">
            <text:p>96.1032</text:p>
          </table:table-cell>
          <table:table-cell office:value-type="float" office:value="247">
            <text:p>247</text:p>
          </table:table-cell>
        </table:table-row>
        <table:table-row table:style-name="ro1">
          <table:table-cell office:value-type="float" office:value="97.0981">
            <text:p>97.0981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95.8802">
            <text:p>95.8802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97.9529">
            <text:p>97.9529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7.55">
            <text:p>97.5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5.2462">
            <text:p>95.2462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6.4">
            <text:p>96.4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94.8218">
            <text:p>94.8218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7.6019">
            <text:p>97.6019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95.972">
            <text:p>95.97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6.7824">
            <text:p>96.782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2864">
            <text:p>97.2864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96.5452">
            <text:p>96.5452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6.3233">
            <text:p>96.3233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96.7412">
            <text:p>96.7412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96.5106">
            <text:p>96.5106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6.0357">
            <text:p>96.0357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95.9632">
            <text:p>95.9632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7.6">
            <text:p>97.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.5788">
            <text:p>97.5788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6.3722">
            <text:p>96.3722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95.8633">
            <text:p>95.8633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95.9032">
            <text:p>95.9032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6.0546">
            <text:p>96.0546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97.9375">
            <text:p>97.937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45">
            <text:p>96.45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96.1226">
            <text:p>96.1226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95.9442">
            <text:p>95.9442</text:p>
          </table:table-cell>
          <table:table-cell office:value-type="float" office:value="208">
            <text:p>208</text:p>
          </table:table-cell>
        </table:table-row>
        <table:table-row table:style-name="ro1">
          <table:table-cell office:value-type="float" office:value="95.9982">
            <text:p>95.9982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5.6854">
            <text:p>95.6854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95.4968">
            <text:p>95.4968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5.4342">
            <text:p>95.4342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95.3306">
            <text:p>95.3306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95.7621">
            <text:p>95.7621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float" office:value="96.9164">
            <text:p>96.9164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95.8825">
            <text:p>95.8825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95.2539">
            <text:p>95.253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7.1495">
            <text:p>97.1495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96.5968">
            <text:p>96.5968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7.3059">
            <text:p>97.305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6.18">
            <text:p>96.18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5.9216">
            <text:p>95.9216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6.3422">
            <text:p>96.3422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97.4391">
            <text:p>97.439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6.6079">
            <text:p>96.6079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95.8825">
            <text:p>95.8825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95.982">
            <text:p>95.982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96.4414">
            <text:p>96.4414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94.21">
            <text:p>94.2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0661">
            <text:p>96.0661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6.2208">
            <text:p>96.220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6.3113">
            <text:p>96.3113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95.6657">
            <text:p>95.6657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95.5102">
            <text:p>95.5102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96.0378">
            <text:p>96.0378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96.1412">
            <text:p>96.141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2111">
            <text:p>99.21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8.0375">
            <text:p>98.0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7556">
            <text:p>96.7556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96.3264">
            <text:p>96.3264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96.2">
            <text:p>96.2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5.9804">
            <text:p>95.9804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96.65">
            <text:p>96.6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4413">
            <text:p>96.4413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95.8788">
            <text:p>95.8788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8.3823">
            <text:p>98.3823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95.3609">
            <text:p>95.3609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95.2949">
            <text:p>95.2949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4118">
            <text:p>97.4118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6.9593">
            <text:p>96.9593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6.9444">
            <text:p>96.944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9875">
            <text:p>97.98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5.425">
            <text:p>95.4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5.9488">
            <text:p>95.9488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97.6">
            <text:p>97.6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2226">
            <text:p>97.2226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7.1">
            <text:p>97.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5.9243">
            <text:p>95.9243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 office:value-type="float" office:value="94.6953">
            <text:p>94.695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7.3306">
            <text:p>97.3306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96.4364">
            <text:p>96.4364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3259">
            <text:p>97.325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5.3">
            <text:p>95.3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6.4467">
            <text:p>96.44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0738">
            <text:p>96.0738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5.7505">
            <text:p>95.7505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0981">
            <text:p>97.0981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96.865">
            <text:p>96.865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95.206">
            <text:p>95.206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5.7416">
            <text:p>95.7416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95.6915">
            <text:p>95.6915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96.5263">
            <text:p>96.526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8.4929">
            <text:p>98.49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6.0947">
            <text:p>96.0947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5.9337">
            <text:p>95.9337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95.6869">
            <text:p>95.6869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99.225">
            <text:p>99.2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6054">
            <text:p>96.6054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6.2127">
            <text:p>96.2127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6.5872">
            <text:p>96.5872</text:p>
          </table:table-cell>
          <table:table-cell office:value-type="float" office:value="39">
            <text:p>39</text:p>
          </table:table-cell>
        </table:table-row>
        <table:table-row table:style-name="ro1">
          <table:table-cell office:value-type="float" office:value="97.829">
            <text:p>97.829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6.3246">
            <text:p>96.3246</text:p>
          </table:table-cell>
          <table:table-cell office:value-type="float" office:value="69">
            <text:p>69</text:p>
          </table:table-cell>
        </table:table-row>
        <table:table-row table:style-name="ro1">
          <table:table-cell office:value-type="float" office:value="97.7143">
            <text:p>97.7143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6.1016">
            <text:p>96.1016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7.0921">
            <text:p>97.0921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95.3923">
            <text:p>95.3923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97.2667">
            <text:p>97.2667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7.1055">
            <text:p>97.1055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95.4349">
            <text:p>95.4349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7.3412">
            <text:p>97.3412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6.09">
            <text:p>96.09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6.6833">
            <text:p>96.6833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6.6517">
            <text:p>96.6517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96.0795">
            <text:p>96.0795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96.6537">
            <text:p>96.6537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97.1274">
            <text:p>97.1274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96.2353">
            <text:p>96.2353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5.6289">
            <text:p>95.6289</text:p>
          </table:table-cell>
          <table:table-cell office:value-type="float" office:value="45">
            <text:p>45</text:p>
          </table:table-cell>
        </table:table-row>
        <table:table-row table:style-name="ro1">
          <table:table-cell office:value-type="float" office:value="95.4596">
            <text:p>95.4596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95.65">
            <text:p>95.6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6.0009">
            <text:p>96.0009</text:p>
          </table:table-cell>
          <table:table-cell office:value-type="float" office:value="226">
            <text:p>226</text:p>
          </table:table-cell>
        </table:table-row>
        <table:table-row table:style-name="ro1">
          <table:table-cell office:value-type="float" office:value="95.3106">
            <text:p>95.3106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96.6167">
            <text:p>96.6167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6188">
            <text:p>96.618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7.645">
            <text:p>97.64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5.965">
            <text:p>95.965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5.7973">
            <text:p>95.7973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5.5824">
            <text:p>95.5824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6.0925">
            <text:p>96.0925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97.8742">
            <text:p>97.8742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7.05">
            <text:p>97.0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5.8275">
            <text:p>95.8275</text:p>
          </table:table-cell>
          <table:table-cell office:value-type="float" office:value="266">
            <text:p>266</text:p>
          </table:table-cell>
        </table:table-row>
        <table:table-row table:style-name="ro1">
          <table:table-cell office:value-type="float" office:value="96.906">
            <text:p>96.90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95.4375">
            <text:p>95.4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1858">
            <text:p>96.1858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97.6429">
            <text:p>97.6429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6.3476">
            <text:p>96.3476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4.4667">
            <text:p>94.46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6.3267">
            <text:p>96.3267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95.65">
            <text:p>95.65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95.8034">
            <text:p>95.8034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95.5753">
            <text:p>95.5753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96.7042">
            <text:p>96.7042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96.5079">
            <text:p>96.5079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94.8183">
            <text:p>94.8183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96.0377">
            <text:p>96.0377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96.7804">
            <text:p>96.7804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96.4731">
            <text:p>96.4731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96.4424">
            <text:p>96.4424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6.8059">
            <text:p>96.8059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6.9222">
            <text:p>96.9222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96.2471">
            <text:p>96.247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6.3286">
            <text:p>96.3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7.4138">
            <text:p>97.4138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5.14">
            <text:p>95.14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5.6294">
            <text:p>95.629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0958">
            <text:p>96.095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5.7556">
            <text:p>95.7556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5.592">
            <text:p>95.592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6.2192">
            <text:p>96.2192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96.2673">
            <text:p>96.2673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96.9889">
            <text:p>96.9889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7.0324">
            <text:p>97.0324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5.4242">
            <text:p>95.4242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96.1671">
            <text:p>96.16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96.1224">
            <text:p>96.1224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725">
            <text:p>96.7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6972">
            <text:p>96.6972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95.7406">
            <text:p>95.7406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5.9339">
            <text:p>95.9339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95.4879">
            <text:p>95.4879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5.9914">
            <text:p>95.9914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96.7095">
            <text:p>96.7095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96.0062">
            <text:p>96.0062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95.4625">
            <text:p>95.46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6">
            <text:p>96.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586">
            <text:p>96.586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96.4731">
            <text:p>96.4731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95.7072">
            <text:p>95.7072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6.7634">
            <text:p>96.7634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97.3636">
            <text:p>97.3636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6.7512">
            <text:p>96.7512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96.9104">
            <text:p>96.9104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95.75">
            <text:p>95.75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5.8111">
            <text:p>95.8111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7.531">
            <text:p>97.531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5.9714">
            <text:p>95.9714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7.9125">
            <text:p>97.91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5.7153">
            <text:p>95.7153</text:p>
          </table:table-cell>
          <table:table-cell office:value-type="float" office:value="72">
            <text:p>72</text:p>
          </table:table-cell>
        </table:table-row>
        <table:table-row table:style-name="ro1">
          <table:table-cell office:value-type="float" office:value="95.3605">
            <text:p>95.3605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96.4458">
            <text:p>96.4458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97.2851">
            <text:p>97.2851</text:p>
          </table:table-cell>
          <table:table-cell office:value-type="float" office:value="47">
            <text:p>47</text:p>
          </table:table-cell>
        </table:table-row>
        <table:table-row table:style-name="ro1">
          <table:table-cell office:value-type="float" office:value="97.4909">
            <text:p>97.4909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96.5267">
            <text:p>96.5267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6.8462">
            <text:p>96.8462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6.0375">
            <text:p>96.0375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95.2544">
            <text:p>95.2544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96.3937">
            <text:p>96.3937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7.0387">
            <text:p>97.0387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98.56">
            <text:p>98.5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5.5273">
            <text:p>95.5273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96.1657">
            <text:p>96.1657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7.3098">
            <text:p>97.3098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97.7429">
            <text:p>97.7429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6.15">
            <text:p>96.1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4.368">
            <text:p>94.368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96.2368">
            <text:p>96.2368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97.1042">
            <text:p>97.1042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7.9">
            <text:p>97.9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6.9519">
            <text:p>96.9519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7.05">
            <text:p>97.0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7.0364">
            <text:p>97.0364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6.5111">
            <text:p>96.5111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7.0909">
            <text:p>97.0909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6.0616">
            <text:p>96.0616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6.502">
            <text:p>96.502</text:p>
          </table:table-cell>
          <table:table-cell office:value-type="float" office:value="49">
            <text:p>49</text:p>
          </table:table-cell>
        </table:table-row>
        <table:table-row table:style-name="ro1">
          <table:table-cell office:value-type="float" office:value="95.95">
            <text:p>95.95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6.253">
            <text:p>96.25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97.7571">
            <text:p>97.757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5.8676">
            <text:p>95.8676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6.6221">
            <text:p>96.6221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95.971">
            <text:p>95.971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9.2">
            <text:p>99.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4175">
            <text:p>96.4175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96.5492">
            <text:p>96.5492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5.2372">
            <text:p>95.2372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5.3379">
            <text:p>95.3379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7.0214">
            <text:p>97.0214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5.075">
            <text:p>95.07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5.4717">
            <text:p>95.4717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float" office:value="95.2">
            <text:p>95.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0357">
            <text:p>97.0357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5.4527">
            <text:p>95.452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5.0238">
            <text:p>95.0238</text:p>
          </table:table-cell>
          <table:table-cell office:value-type="float" office:value="63">
            <text:p>63</text:p>
          </table:table-cell>
        </table:table-row>
        <table:table-row table:style-name="ro1">
          <table:table-cell office:value-type="float" office:value="97.3607">
            <text:p>97.3607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7.8035">
            <text:p>97.8035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7.9625">
            <text:p>97.96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9445">
            <text:p>96.9445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6.2059">
            <text:p>96.2059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7.9375">
            <text:p>97.93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6.0861">
            <text:p>96.0861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7.413">
            <text:p>97.413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7.6167">
            <text:p>97.61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8615">
            <text:p>96.8615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6.4">
            <text:p>96.4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5.5925">
            <text:p>95.5925</text:p>
          </table:table-cell>
          <table:table-cell office:value-type="float" office:value="67">
            <text:p>67</text:p>
          </table:table-cell>
        </table:table-row>
        <table:table-row table:style-name="ro1">
          <table:table-cell office:value-type="float" office:value="98.25">
            <text:p>98.2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4314">
            <text:p>97.4314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7.0577">
            <text:p>97.0577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97.5833">
            <text:p>97.5833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3286">
            <text:p>96.3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4818">
            <text:p>96.4818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7.8563">
            <text:p>97.856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6.7877">
            <text:p>96.7877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4473">
            <text:p>96.4473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97.2">
            <text:p>97.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6.209">
            <text:p>96.209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96.5182">
            <text:p>96.5182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6.5091">
            <text:p>96.5091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6.8903">
            <text:p>96.8903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6.9605">
            <text:p>96.9605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96.5957">
            <text:p>96.5957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4.9417">
            <text:p>94.941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3457">
            <text:p>96.3457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97.7074">
            <text:p>97.7074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7.16">
            <text:p>97.1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.3846">
            <text:p>98.3846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6.4685">
            <text:p>96.4685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96.3735">
            <text:p>96.3735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96.0688">
            <text:p>96.068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6.7321">
            <text:p>96.7321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96.375">
            <text:p>96.375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95.7171">
            <text:p>95.7171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float" office:value="96.3143">
            <text:p>96.3143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6.329">
            <text:p>96.329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96.5656">
            <text:p>96.5656</text:p>
          </table:table-cell>
          <table:table-cell office:value-type="float" office:value="61">
            <text:p>61</text:p>
          </table:table-cell>
        </table:table-row>
        <table:table-row table:style-name="ro1">
          <table:table-cell office:value-type="float" office:value="95.7927">
            <text:p>95.7927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97.3038">
            <text:p>97.3038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95.8">
            <text:p>95.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6.4454">
            <text:p>96.4454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6.4709">
            <text:p>96.4709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95.566">
            <text:p>95.566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95.7107">
            <text:p>95.7107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96.4583">
            <text:p>96.4583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95.8">
            <text:p>95.8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.0137">
            <text:p>96.0137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3095">
            <text:p>97.3095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6.5909">
            <text:p>96.5909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95.3231">
            <text:p>95.3231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5.776">
            <text:p>95.776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96.725">
            <text:p>96.7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7.8">
            <text:p>97.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7586">
            <text:p>96.7586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96.788">
            <text:p>96.78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8923">
            <text:p>96.8923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735">
            <text:p>97.73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5.7018">
            <text:p>95.7018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float" office:value="95.0235">
            <text:p>95.0235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8.5071">
            <text:p>98.507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6.8139">
            <text:p>96.8139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96.0036">
            <text:p>96.0036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7.16">
            <text:p>97.1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9.26">
            <text:p>99.2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4188">
            <text:p>96.4188</text:p>
          </table:table-cell>
          <table:table-cell office:value-type="float" office:value="48">
            <text:p>48</text:p>
          </table:table-cell>
        </table:table-row>
        <table:table-row table:style-name="ro1">
          <table:table-cell office:value-type="float" office:value="97.26">
            <text:p>97.2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2533">
            <text:p>97.2533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6.8879">
            <text:p>96.8879</text:p>
          </table:table-cell>
          <table:table-cell office:value-type="float" office:value="58">
            <text:p>58</text:p>
          </table:table-cell>
        </table:table-row>
        <table:table-row table:style-name="ro1">
          <table:table-cell office:value-type="float" office:value="97.8">
            <text:p>97.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5772">
            <text:p>96.5772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6.775">
            <text:p>96.77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0791">
            <text:p>96.0791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6.0438">
            <text:p>96.043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9.24">
            <text:p>99.2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32">
            <text:p>97.3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5.7207">
            <text:p>95.7207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6.8773">
            <text:p>96.8773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6.6438">
            <text:p>96.6438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7.28">
            <text:p>97.2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96.4737">
            <text:p>96.473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8.1">
            <text:p>98.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7.0792">
            <text:p>97.0792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21">
            <text:p>97.21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7.1784">
            <text:p>97.1784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96.8769">
            <text:p>96.876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3.8941">
            <text:p>93.8941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7.1467">
            <text:p>97.1467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828">
            <text:p>96.82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5.9525">
            <text:p>95.9525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95.8078">
            <text:p>95.8078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95.4321">
            <text:p>95.4321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95.4926">
            <text:p>95.4926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7.0069">
            <text:p>97.0069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95.927">
            <text:p>95.927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6.1717">
            <text:p>96.1717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95.4629">
            <text:p>95.4629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97.1127">
            <text:p>97.1127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98.6947">
            <text:p>98.694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8.0667">
            <text:p>98.066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.1">
            <text:p>96.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9.225">
            <text:p>99.2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368">
            <text:p>96.368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8538">
            <text:p>96.8538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85">
            <text:p>97.85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98.21">
            <text:p>98.21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5.6455">
            <text:p>95.6455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5.1">
            <text:p>95.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5.7544">
            <text:p>95.7544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97.76">
            <text:p>97.76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float" office:value="96.0136">
            <text:p>96.0136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99.1571">
            <text:p>99.1571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8.6313">
            <text:p>98.631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6.9786">
            <text:p>96.978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95.8667">
            <text:p>95.8667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4.6097">
            <text:p>94.6097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95.5301">
            <text:p>95.5301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8.2727">
            <text:p>98.272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625">
            <text:p>97.62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6.9444">
            <text:p>96.9444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96.1831">
            <text:p>96.1831</text:p>
          </table:table-cell>
          <table:table-cell office:value-type="float" office:value="71">
            <text:p>71</text:p>
          </table:table-cell>
        </table:table-row>
        <table:table-row table:style-name="ro1">
          <table:table-cell office:value-type="float" office:value="98.3636">
            <text:p>98.3636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6.9778">
            <text:p>96.9778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98.7409">
            <text:p>98.7409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97.8">
            <text:p>97.8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6.2307">
            <text:p>96.2307</text:p>
          </table:table-cell>
          <table:table-cell office:value-type="float" office:value="91">
            <text:p>91</text:p>
          </table:table-cell>
        </table:table-row>
        <table:table-row table:style-name="ro1">
          <table:table-cell office:value-type="float" office:value="96.075">
            <text:p>96.075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float" office:value="97.7143">
            <text:p>97.7143</text:p>
          </table:table-cell>
          <table:table-cell office:value-type="float" office:value="42">
            <text:p>42</text:p>
          </table:table-cell>
        </table:table-row>
        <table:table-row table:style-name="ro1">
          <table:table-cell office:value-type="float" office:value="96.1063">
            <text:p>96.1063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5.8752">
            <text:p>95.8752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96.7437">
            <text:p>96.7437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96.3828">
            <text:p>96.3828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5.323">
            <text:p>95.323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97.1478">
            <text:p>97.1478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7.65">
            <text:p>97.6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24">
            <text:p>97.2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8.09">
            <text:p>98.09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4.9">
            <text:p>94.9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96.2458">
            <text:p>96.2458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7.3775">
            <text:p>97.3775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96.8333">
            <text:p>96.8333</text:p>
          </table:table-cell>
          <table:table-cell office:value-type="float" office:value="51">
            <text:p>51</text:p>
          </table:table-cell>
        </table:table-row>
        <table:table-row table:style-name="ro1">
          <table:table-cell office:value-type="float" office:value="96.3145">
            <text:p>96.3145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96.9045">
            <text:p>96.9045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96.9407">
            <text:p>96.9407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96.764">
            <text:p>96.764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float" office:value="95.605">
            <text:p>95.60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9.2714">
            <text:p>99.271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5.715">
            <text:p>95.71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7.2">
            <text:p>97.2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8">
            <text:p>96.8</text:p>
          </table:table-cell>
          <table:table-cell office:value-type="float" office:value="21">
            <text:p>21</text:p>
          </table:table-cell>
        </table:table-row>
        <table:table-row table:style-name="ro1">
          <table:table-cell office:value-type="float" office:value="96.1038">
            <text:p>96.1038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97.0789">
            <text:p>97.078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6.0846">
            <text:p>96.0846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6.8294">
            <text:p>96.8294</text:p>
          </table:table-cell>
          <table:table-cell office:value-type="float" office:value="17">
            <text:p>17</text:p>
          </table:table-cell>
        </table:table-row>
        <table:table-row table:style-name="ro1">
          <table:table-cell office:value-type="float" office:value="95.686">
            <text:p>95.686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9.24">
            <text:p>99.24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7.6692">
            <text:p>97.669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6.8769">
            <text:p>96.8769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7.0071">
            <text:p>97.0071</text:p>
          </table:table-cell>
          <table:table-cell office:value-type="float" office:value="56">
            <text:p>56</text:p>
          </table:table-cell>
        </table:table-row>
        <table:table-row table:style-name="ro1">
          <table:table-cell office:value-type="float" office:value="94.894">
            <text:p>94.894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97.5887">
            <text:p>97.5887</text:p>
          </table:table-cell>
          <table:table-cell office:value-type="float" office:value="44">
            <text:p>44</text:p>
          </table:table-cell>
        </table:table-row>
        <table:table-row table:style-name="ro1">
          <table:table-cell office:value-type="float" office:value="97.9625">
            <text:p>97.962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7572">
            <text:p>97.7572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float" office:value="95.7691">
            <text:p>95.7691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96.0731">
            <text:p>96.0731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97.5278">
            <text:p>97.527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9.2667">
            <text:p>99.266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96.7284">
            <text:p>96.7284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96.46">
            <text:p>96.46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8.52">
            <text:p>98.52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95.406">
            <text:p>95.40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96.8769">
            <text:p>96.8769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97.6737">
            <text:p>97.6737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6.1044">
            <text:p>96.1044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8.1">
            <text:p>98.1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6.332">
            <text:p>96.332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96.725">
            <text:p>96.725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41">
            <text:p>41</text:p>
          </table:table-cell>
        </table:table-row>
        <table:table-row table:style-name="ro1">
          <table:table-cell office:value-type="float" office:value="99.175">
            <text:p>99.17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97.5278">
            <text:p>97.527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5.1017">
            <text:p>95.1017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97.8286">
            <text:p>97.828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5.7043">
            <text:p>95.7043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97.525">
            <text:p>97.525</text:p>
          </table:table-cell>
          <table:table-cell office:value-type="float" office:value="24">
            <text:p>24</text:p>
          </table:table-cell>
        </table:table-row>
        <table:table-row table:style-name="ro1">
          <table:table-cell office:value-type="float" office:value="97.4304">
            <text:p>97.4304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7.4667">
            <text:p>97.4667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96.4423">
            <text:p>96.4423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6.4727">
            <text:p>96.4727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97.18">
            <text:p>97.1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float" office:value="96.3078">
            <text:p>96.3078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95.6387">
            <text:p>95.6387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4.8048">
            <text:p>94.8048</text:p>
          </table:table-cell>
          <table:table-cell office:value-type="float" office:value="62">
            <text:p>62</text:p>
          </table:table-cell>
        </table:table-row>
        <table:table-row table:style-name="ro1">
          <table:table-cell office:value-type="float" office:value="96.2989">
            <text:p>96.2989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95.5487">
            <text:p>95.5487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float" office:value="97.2654">
            <text:p>97.2654</text:p>
          </table:table-cell>
          <table:table-cell office:value-type="float" office:value="26">
            <text:p>26</text:p>
          </table:table-cell>
        </table:table-row>
        <table:table-row table:style-name="ro1">
          <table:table-cell office:value-type="float" office:value="97.4391">
            <text:p>97.4391</text:p>
          </table:table-cell>
          <table:table-cell office:value-type="float" office:value="23">
            <text:p>23</text:p>
          </table:table-cell>
        </table:table-row>
        <table:table-row table:style-name="ro1">
          <table:table-cell office:value-type="float" office:value="96.9113">
            <text:p>96.9113</text:p>
          </table:table-cell>
          <table:table-cell office:value-type="float" office:value="53">
            <text:p>53</text:p>
          </table:table-cell>
        </table:table-row>
        <table:table-row table:style-name="ro1">
          <table:table-cell office:value-type="float" office:value="96.8824">
            <text:p>96.8824</text:p>
          </table:table-cell>
          <table:table-cell office:value-type="float" office:value="34">
            <text:p>34</text:p>
          </table:table-cell>
        </table:table-row>
        <table:table-row table:style-name="ro1">
          <table:table-cell office:value-type="float" office:value="97.1339">
            <text:p>97.1339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99.3">
            <text:p>99.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96.9333">
            <text:p>96.9333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96.4514">
            <text:p>96.4514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6.4615">
            <text:p>96.4615</text:p>
          </table:table-cell>
          <table:table-cell office:value-type="float" office:value="52">
            <text:p>52</text:p>
          </table:table-cell>
        </table:table-row>
        <table:table-row table:style-name="ro1">
          <table:table-cell office:value-type="float" office:value="96.8954">
            <text:p>96.8954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float" office:value="96.1784">
            <text:p>96.1784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5.972">
            <text:p>95.972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float" office:value="96.4242">
            <text:p>96.4242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float" office:value="96.5133">
            <text:p>96.5133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float" office:value="98.0667">
            <text:p>98.0667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95.3692">
            <text:p>95.3692</text:p>
          </table:table-cell>
          <table:table-cell office:value-type="float" office:value="13">
            <text:p>13</text:p>
          </table:table-cell>
        </table:table-row>
        <table:table-row table:style-name="ro1">
          <table:table-cell table:formula="of:=SUM([.A1:.A500])/500" office:value-type="float" office:value="96.6863914000001">
            <text:p>96.6863914</text:p>
          </table:table-cell>
          <table:table-cell table:formula="of:=SUM([.B1:.B500])/500" office:value-type="float" office:value="50.44">
            <text:p>50.4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4">04/14/2011</text:date>, <text:time>00:53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4T00:53:48</dc:date>
    <dc:creator>Atul </dc:creator>
    <meta:document-statistic meta:table-count="1" meta:cell-count="1002" meta:object-count="0"/>
    <meta:generator>OpenOffice.org/3.2$Linux OpenOffice.org_project/320m19$Build-9505</meta:generator>
  </office:meta>
</office:document-meta>
</file>